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0000002A69E49A5E023F21E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0mm" svg:height="112.55mm" draw:z-index="0"><draw:image xlink:href="Pictures/1000020100000400000002A69E49A5E023F21E1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44:06.146090190</meta:creation-date>
    <dc:date>2018-10-12T08:46:48.014263994</dc:date>
    <meta:editing-duration>PT2M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1.2.1$Linux_X86_64 LibreOffice_project/10$Build-1</meta:generator>
  </office:meta>
</office:document-meta>
</file>